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500000006D261B31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start" style:justify-single-word="false"/>
      <style:text-properties style:font-name="Comic Sans MS" fo:font-size="10pt" style:font-size-asian="10pt" style:font-size-complex="10pt"/>
    </style:style>
    <style:style style:name="P3" style:family="paragraph" style:parent-style-name="Frame_20_contents">
      <style:paragraph-properties fo:text-align="center" style:justify-single-word="false"/>
      <style:text-properties style:font-name="Comic Sans MS" fo:font-size="10pt" style:font-size-asian="10pt" style:font-size-complex="10pt"/>
    </style:style>
    <style:style style:name="P4" style:family="paragraph" style:parent-style-name="Standard">
      <style:paragraph-properties fo:margin-left="0cm" fo:margin-right="0cm" fo:text-indent="-0.026cm" style:auto-text-indent="false"/>
      <style:text-properties fo:font-size="10pt" style:font-size-asian="10pt" style:font-size-complex="10pt"/>
    </style:style>
    <style:style style:name="P5" style:family="paragraph" style:parent-style-name="Standard">
      <style:paragraph-properties fo:margin-left="-0.026cm" fo:margin-right="0cm" fo:text-indent="0cm" style:auto-text-indent="false"/>
      <style:text-properties fo:font-size="2pt" style:font-size-asian="1.75pt" style:font-size-complex="2pt"/>
    </style:style>
    <style:style style:name="P6" style:family="paragraph" style:parent-style-name="Standard" style:master-page-name="">
      <style:paragraph-properties fo:margin-left="0cm" fo:margin-right="0cm" fo:text-indent="0cm" style:auto-text-indent="false" style:page-number="auto"/>
      <style:text-properties fo:font-size="5pt" style:font-size-asian="4.34999990463257pt" style:font-size-complex="5pt"/>
    </style:style>
    <style:style style:name="P7" style:family="paragraph" style:parent-style-name="Frame_20_contents">
      <style:paragraph-properties fo:text-align="start" style:justify-single-word="false"/>
      <style:text-properties style:font-name="Comic Sans MS" fo:font-size="10pt" style:font-size-asian="10pt" style:font-size-complex="10pt"/>
    </style:style>
    <style:style style:name="P8" style:family="paragraph" style:parent-style-name="Frame_20_contents">
      <style:paragraph-properties fo:text-align="start" style:justify-single-word="false"/>
    </style:style>
    <style:style style:name="P9" style:family="paragraph" style:parent-style-name="Frame_20_contents">
      <style:paragraph-properties fo:text-align="start" style:justify-single-word="false"/>
      <style:text-properties style:font-name="Comic Sans MS" fo:font-size="10pt" style:font-size-asian="10pt" style:font-size-complex="10pt"/>
    </style:style>
    <style:style style:name="T1" style:family="text">
      <style:text-properties style:font-name="Comic Sans MS"/>
    </style:style>
    <style:style style:name="T2" style:family="text">
      <style:text-properties style:font-name="Comic Sans MS" fo:font-size="10pt" style:font-size-asian="10pt" style:font-size-complex="10pt"/>
    </style:style>
    <style:style style:name="T3" style:family="text">
      <style:text-properties fo:font-style="italic"/>
    </style:style>
    <style:style style:name="T4" style:family="text">
      <style:text-properties style:font-name="Comic Sans MS"/>
    </style:style>
    <style:style style:name="T5" style:family="text">
      <style:text-properties style:font-name="Comic Sans MS" fo:font-size="10pt" style:font-size-asian="10pt" style:font-size-complex="10pt"/>
    </style:style>
    <style:style style:name="T6" style:family="text">
      <style:text-properties style:font-name="Comic Sans MS" fo:font-size="10pt" fo:font-style="italic" style:font-size-asian="10pt" style:font-size-complex="10pt"/>
    </style:style>
    <style:style style:name="T7" style:family="text">
      <style:text-properties style:font-name="Comic Sans MS" fo:font-style="italic"/>
    </style:style>
    <style:style style:name="fr1" style:family="graphic" style:parent-style-name="Frame">
      <style:graphic-properties style:vertical-pos="from-top" style:vertical-rel="paragraph" style:horizontal-pos="from-left" style:horizontal-rel="paragraph" fo:padding="0.15cm" fo:border="0.018cm solid #000000" style:shadow="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Cadre2" text:anchor-type="paragraph" svg:x="9.691cm" svg:y="0.101cm" svg:width="9.4cm" svg:height="13.801cm" draw:z-index="1"><draw:text-box><text:p text:style-name="P1"><draw:frame draw:style-name="fr2" draw:name="Image4" text:anchor-type="paragraph" svg:x="8.516cm" svg:y="0.088cm" svg:width="0.499cm" svg:height="0.681cm" draw:z-index="4"><draw:image xlink:href="Pictures/10000000000000500000006D261B31A2.png" xlink:type="simple" xlink:show="embed" xlink:actuate="onLoad"/></draw:frame><text:span text:style-name="T1">N</text:span><text:span text:style-name="T1">iveau n°5 <text:s text:c="22"/>Exercice n°</text:span><text:span text:style-name="T1">2</text:span></text:p><text:p text:style-name="P2">1) L'unité de trafic de voyageur est le voyageur.km. Elle représente le déplacement d'un voyageur sur une distance d'un kilomètre et permet de tenir compte de la distance parcourue par chaque voyageur.</text:p><text:p text:style-name="P2">Si 4 personnes en covoiturage parcourent 200km, quel sera le trafic voyageurs ?</text:p><text:p text:style-name="P2"/><text:p text:style-name="P8"><text:span text:style-name="T2">2)</text:span><text:span text:style-name="T2"> L'énergie électrique consommée par un appareil est donnée par la formule : </text:span><text:span text:style-name="T6">E = P × t</text:span><text:span text:style-name="T2">, avec : </text:span><text:span text:style-name="T6">P</text:span><text:span text:style-name="T2"> la puissance de l'appareil, qui s'exprime en Watts (W) ; </text:span><text:span text:style-name="T6">t</text:span><text:span text:style-name="T2"> la durée de fonctionnement, qui s'exprime en heures décimales ; </text:span><text:span text:style-name="T6">E</text:span><text:span text:style-name="T2"> l'énergie consommée par l'appareil, qui s'exprime en Wattheures (Wh). </text:span></text:p><text:p text:style-name="P2"><text:span text:style-name="T1">Calculer l'énergie consommée (en Wh puis en kWh) par une ampoule de 75 W que l'on a oublié d'éteindre entre 8 h et 17 h. </text:span></text:p></draw:text-box></draw:frame><draw:frame draw:style-name="fr1" draw:name="Cadre1" text:anchor-type="paragraph" svg:x="0.06cm" svg:y="0.071cm" svg:width="9.4cm" svg:height="13.801cm" draw:z-index="0"><draw:text-box><text:p text:style-name="P3"><draw:frame draw:style-name="fr2" draw:name="images1" text:anchor-type="paragraph" svg:x="8.516cm" svg:y="0.064cm" svg:width="0.499cm" svg:height="0.681cm" draw:z-index="5"><draw:image xlink:href="Pictures/10000000000000500000006D261B31A2.png" xlink:type="simple" xlink:show="embed" xlink:actuate="onLoad"/></draw:frame>Niveau n°5 <text:s text:c="22"/>Exercice n°1</text:p><text:p text:style-name="P2"><draw:frame draw:style-name="fr1" draw:name="Cadre4" text:anchor-type="paragraph" svg:x="9.449cm" svg:y="13.483cm" svg:width="9.4cm" svg:height="13.801cm" draw:z-index="3"><draw:text-box><text:p text:style-name="P1"><draw:frame draw:style-name="fr2" draw:name="images3" text:anchor-type="paragraph" svg:x="8.516cm" svg:y="0.064cm" svg:width="0.499cm" svg:height="0.681cm" draw:z-index="7"><draw:image xlink:href="Pictures/10000000000000500000006D261B31A2.png" xlink:type="simple" xlink:show="embed" xlink:actuate="onLoad"/></draw:frame><text:span text:style-name="T1">N</text:span><text:span text:style-name="T1">iveau n°5 <text:s text:c="22"/>Exercice n°</text:span><text:span text:style-name="T1">4</text:span></text:p><text:p text:style-name="P2">1) L'unité de trafic de voyageur est le voyageur.km. Elle représente le déplacement d'un voyageur sur une distance d'un kilomètre et permet de tenir compte de la distance parcourue par chaque voyageur.</text:p><text:p text:style-name="P2">Si 90 personnes voyagent sur 1 000km dans un avion de ligne, quel sera le trafic voyageurs ?</text:p><text:p text:style-name="P2"/><text:p text:style-name="P8"><text:span text:style-name="T2">2)</text:span><text:span text:style-name="T2"> L'énergie électrique consommée par un appareil est donnée par la formule : </text:span><text:span text:style-name="T6">E = P × t</text:span><text:span text:style-name="T2">, avec : </text:span><text:span text:style-name="T6">P</text:span><text:span text:style-name="T2"> la puissance de l'appareil, qui s'exprime en Watts (W) ; </text:span><text:span text:style-name="T6">t</text:span><text:span text:style-name="T2"> la durée de fonctionnement, qui s'exprime en heures décimales ; </text:span><text:span text:style-name="T6">E</text:span><text:span text:style-name="T2"> l'énergie consommée par l'appareil, qui s'exprime en Wattheures (Wh). </text:span></text:p><text:p text:style-name="P2"><text:span text:style-name="T1">Calculer l'énergie consommée (en Wh puis en kWh) par une unité centrale de 110 W que l'on a laissé allumer entre 7 h et 22 h.</text:span></text:p></draw:text-box></draw:frame><draw:frame draw:style-name="fr1" draw:name="Cadre3" text:anchor-type="paragraph" svg:x="-0.161cm" svg:y="13.487cm" svg:width="9.4cm" svg:height="13.801cm" draw:z-index="2"><draw:text-box><text:p text:style-name="P1"><draw:frame draw:style-name="fr2" draw:name="images2" text:anchor-type="paragraph" svg:x="8.516cm" svg:y="0.064cm" svg:width="0.499cm" svg:height="0.681cm" draw:z-index="6"><draw:image xlink:href="Pictures/10000000000000500000006D261B31A2.png" xlink:type="simple" xlink:show="embed" xlink:actuate="onLoad"/></draw:frame><text:span text:style-name="T1">N</text:span><text:span text:style-name="T1">iveau n°5 <text:s text:c="22"/>Exercice n°</text:span><text:span text:style-name="T1">3</text:span></text:p><text:p text:style-name="P2">1) L'unité de trafic de voyageur est le voyageur.km. Elle représente le déplacement d'un voyageur sur une distance d'un kilomètre et permet de tenir compte de la distance parcourue par chaque voyageur.</text:p><text:p text:style-name="P2">Si 55 personnes voyagent en bus sur 12km, quel sera le trafic voyageurs ?</text:p><text:p text:style-name="P2"/><text:p text:style-name="P8"><text:span text:style-name="T2">2)</text:span><text:span text:style-name="T2"> L'énergie électrique consommée par un appareil est donnée par la formule : </text:span><text:span text:style-name="T6">E = P × t</text:span><text:span text:style-name="T2">, avec : </text:span><text:span text:style-name="T6">P</text:span><text:span text:style-name="T2"> la puissance de l'appareil, qui s'exprime en Watts (W) ; </text:span><text:span text:style-name="T6">t</text:span><text:span text:style-name="T2"> la durée de fonctionnement, qui s'exprime en heures décimales ; </text:span><text:span text:style-name="T6">E</text:span><text:span text:style-name="T2"> l'énergie consommée par l'appareil, qui s'exprime en Wattheures (Wh). </text:span></text:p><text:p text:style-name="P2"><text:span text:style-name="T1">Calculer l'énergie consommée (en Wh puis en kWh) par un fer à repasser de 1200 W qui est utilisé 1 h 30.<text:line-break/></text:span></text:p></draw:text-box></draw:frame>1) L'unité de trafic de voyageur est le voyageur.km. Elle représente le déplacement d'un voyageur sur une distance d'un kilomètre et permet de tenir compte de la distance parcourue par chaque voyageur.</text:p><text:p text:style-name="P2">Si 15 personnes voyagent sur 20km, quel sera le trafic voyageurs ?</text:p><text:p text:style-name="P2"/><text:p text:style-name="P8"><text:span text:style-name="T2">2)</text:span><text:span text:style-name="T2"> L'énergie électrique consommée par un appareil est donnée par la formule : </text:span><text:span text:style-name="T6">E = P × t</text:span><text:span text:style-name="T2">, avec : </text:span><text:span text:style-name="T6">P</text:span><text:span text:style-name="T2"> la puissance de l'appareil, qui s'exprime en Watts (W) ; </text:span><text:span text:style-name="T6">t</text:span><text:span text:style-name="T2"> la durée de fonctionnement, qui s'exprime en heures décimales ; </text:span><text:span text:style-name="T6">E</text:span><text:span text:style-name="T2"> l'énergie consommée par l'appareil, qui s'exprime en Wattheures (Wh). </text:span></text:p><text:p text:style-name="P8"><text:span text:style-name="T2">Calculer l'énergie consommée (en Wh puis en kWh) par un sèche-linge de puissance 2800 W qui fonctionne pendant 2 h. </text:span></text:p><text:p text:style-name="P2"/></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3cm" fo:margin-bottom="0.702cm" fo:margin-left="0.847cm" fo:margin-right="0.9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aume morel</meta:initial-creator>
    <meta:creation-date>2018-12-27T11:45:25.44</meta:creation-date>
    <dc:date>2020-01-20T21:10:17.39</dc:date>
    <meta:editing-duration>PT1H37M26S</meta:editing-duration>
    <meta:editing-cycles>15</meta:editing-cycles>
    <meta:generator>OpenOffice/4.1.3$Win32 OpenOffice.org_project/413m1$Build-9783</meta:generator>
    <dc:creator>guillaume morel</dc:creator>
    <meta:document-statistic meta:table-count="0" meta:image-count="4" meta:object-count="0" meta:page-count="1" meta:paragraph-count="20" meta:word-count="502" meta:character-count="2933"/>
  </office:meta>
</office:document-meta>
</file>